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1" svg:font-family="Arial" style:font-family-generic="swiss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0.5pt" style:font-size-asian="10.5pt" style:font-size-complex="10.5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8pt" fo:language="zxx" fo:country="none" style:text-underline-style="solid" style:text-underline-width="auto" style:text-underline-color="font-color" fo:font-weight="normal" style:font-name-asian="Arial1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P6" style:family="paragraph" style:parent-style-name="Standard">
      <style:paragraph-properties fo:margin-top="0cm" fo:margin-bottom="0.499cm" fo:text-align="start" style:justify-single-word="false"/>
      <style:text-properties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 style:master-page-name="Standard">
      <style:paragraph-properties fo:margin-top="0cm" fo:margin-bottom="0cm" fo:text-align="start" style:justify-single-word="false" style:page-number="auto"/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background-color="transparent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r este medio se le informa que el <text:span text:style-name="T1">${fechaPublicacionAACID}, ha sido publicada en la página Web de la AACID la Resolución de 2021, de las intervenciones excluidas de la convocatoria de <text:s/></text:span></text:p>
      <text:p text:style-name="P8">${anyoConvocatoria}, por no reunir los requisitos establecidos en la Orden de 21 de junio de 2016, por la que se establecen las bases reguladoras para la concesión de subvenciones a las Organizaciones no Gubernamentales de Desarrollo que realicen intervenciones de ${finalidadProyecto} por la Agencia Andaluza de Cooperación Internacional para el Desarrollo, modificada por la Orden de 10 de junio de 2020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1" svg:font-family="Arial" style:font-family-generic="swiss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3" draw:name="gráficos2" text:anchor-type="paragraph" svg:y="-0.095cm" svg:width="17.425cm" svg:height="2.489cm" draw:z-index="0"><draw:image xlink:href="Pictures/100002010000080A0000012600BFDB66.png" xlink:type="simple" xlink:show="embed" xlink:actuate="onLoad"/></draw:frame></text:p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8H47M2S</meta:editing-duration>
    <meta:editing-cycles>226</meta:editing-cycles>
    <meta:generator>OpenOffice/4.1.10$Win32 OpenOffice.org_project/4110m2$Build-9807</meta:generator>
    <dc:date>2021-10-15T13:38:42.37</dc:date>
    <meta:document-statistic meta:table-count="0" meta:image-count="2" meta:object-count="0" meta:page-count="1" meta:paragraph-count="4" meta:word-count="107" meta:character-count="714"/>
    <meta:user-defined meta:name="Info 1"/>
    <meta:user-defined meta:name="Info 2"/>
    <meta:user-defined meta:name="Info 3"/>
    <meta:user-defined meta:name="Info 4"/>
  </office:meta>
</office:document-meta>
</file>